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4.322cm" fo:min-width="6.866cm"/>
    </style:style>
    <style:style style:name="gr2" style:family="graphic" style:parent-style-name="objectwithoutfill">
      <style:graphic-properties draw:marker-end="Arrow_20_concave" draw:marker-end-width="0.3cm" draw:fill="none" draw:textarea-vertical-align="middle"/>
    </style:style>
    <style:style style:name="gr3" style:family="graphic" style:parent-style-name="standard">
      <style:graphic-properties svg:stroke-color="#111111" draw:fill-color="#ffffff" draw:textarea-horizontal-align="justify" draw:textarea-vertical-align="middle" draw:auto-grow-height="false" fo:min-height="0.512cm" fo:min-width="5.59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11cm" fo:min-width="6.867cm" draw:shadow="hidden"/>
    </style:style>
    <style:style style:name="gr5" style:family="graphic" style:parent-style-name="standard">
      <style:graphic-properties svg:stroke-color="#ff0000" draw:fill-color="#ffffff" draw:textarea-horizontal-align="justify" draw:textarea-vertical-align="middle" draw:auto-grow-height="false" fo:min-height="0.423cm" fo:min-width="5.59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ffff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66cm" svg:height="4.572cm" svg:x="1.635cm" svg:y="2.397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318cm" svg:y1="1.762cm" svg:x2="5.318cm" svg:y2="2.527cm" draw:end-shape="id1" draw:end-glue-point="0" svg:d="M5318 1762v765" svg:viewBox="0 0 1 766">
          <text:p/>
        </draw:connector>
        <draw:custom-shape draw:style-name="gr3" draw:text-style-name="P4" xml:id="id1" draw:id="id1" draw:layer="layout" svg:width="6.096cm" svg:height="0.762cm" draw:transform="skewX (0.00139626340159546) rotate (0.0010471975511966) translate (2.27cm 2.53cm)">
          <text:p text:style-name="P3">Create PP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7.366cm" svg:height="0.635cm" svg:x="1.635cm" svg:y="1.127cm">
          <text:p text:style-name="P3">Abstract Datastructur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xml:id="id2" draw:id="id2" draw:layer="layout" svg:width="6.096cm" svg:height="0.762cm" svg:x="2.27cm" svg:y="4.048cm">
          <text:p text:style-name="P3">Abstract Properti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2" draw:layer="layout" svg:x1="5.318cm" svg:y1="3.289cm" svg:x2="5.318cm" svg:y2="4.048cm" draw:start-shape="id1" draw:start-glue-point="2" draw:end-shape="id2" svg:d="M5318 3289v759" svg:viewBox="0 0 1 760">
          <text:p/>
        </draw:connector>
        <draw:custom-shape draw:style-name="gr3" draw:text-style-name="P4" xml:id="id3" draw:id="id3" draw:layer="layout" svg:width="6.096cm" svg:height="0.762cm" draw:transform="skewX (0.00139626340159546) rotate (0.0010471975511966) translate (2.27cm 5.699cm)">
          <text:p text:style-name="P3">ITL Properti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5.318cm" svg:y1="4.81cm" svg:x2="5.318cm" svg:y2="5.696cm" draw:start-shape="id2" draw:start-glue-point="6" draw:end-shape="id3" draw:end-glue-point="0" svg:d="M5318 4810v886" svg:viewBox="0 0 1 887">
          <text:p/>
        </draw:connector>
        <draw:custom-shape draw:style-name="gr4" draw:text-style-name="P4" xml:id="id4" draw:id="id4" draw:layer="layout" svg:width="7.366cm" svg:height="0.635cm" svg:x="1.635cm" svg:y="7.477cm">
          <text:p text:style-name="P3">Concrete Properti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2" draw:layer="layout" svg:x1="5.318cm" svg:y1="6.458cm" svg:x2="5.318cm" svg:y2="7.477cm" draw:start-shape="id3" draw:start-glue-point="2" draw:end-shape="id4" draw:end-glue-point="4" svg:d="M5318 6458v1019" svg:viewBox="0 0 1 10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1:01:04.699920414</meta:creation-date>
    <dc:date>2017-12-07T11:13:29.672971101</dc:date>
    <meta:editing-duration>PT12M25S</meta:editing-duration>
    <meta:editing-cycles>1</meta:editing-cycles>
    <meta:generator>LibreOffice/5.3.7.2$Linux_X86_64 LibreOffice_project/6b8ed514a9f8b44d37a1b96673cbbdd077e24059</meta:generator>
    <meta:document-statistic meta:object-count="10"/>
  </office:meta>
</office:document-meta>
</file>